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style:font-name="Arial Black" fo:font-size="54pt" style:font-size-asian="54pt" style:font-size-complex="54pt"/>
    </style:style>
    <style:style style:name="P2" style:family="paragraph">
      <style:paragraph-properties fo:margin-left="0cm" fo:margin-right="0cm" fo:text-align="center" fo:text-indent="0cm"/>
      <style:text-properties style:font-name="Arial Black" fo:font-size="54pt" fo:font-weight="bold" style:font-size-asian="54pt" style:font-size-complex="54pt"/>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style:font-name="Arial Black1" fo:font-size="54pt" style:font-size-asian="54pt" style:font-size-complex="54pt"/>
    </style:style>
    <style:style style:name="P5" style:family="paragraph">
      <style:paragraph-properties fo:margin-left="0cm" fo:margin-right="0cm" fo:text-align="center" fo:text-indent="0cm"/>
      <style:text-properties style:font-name="Arial Black1" fo:font-size="54pt" fo:font-style="normal" fo:font-weight="bold" style:font-size-asian="54pt" style:font-size-complex="54pt"/>
    </style:style>
    <style:style style:name="P6" style:family="paragraph">
      <style:paragraph-properties fo:margin-left="0cm" fo:margin-right="0cm" fo:text-align="center" fo:text-indent="0cm"/>
      <style:text-properties style:font-name="Arial Black1" fo:font-size="54pt" fo:font-weight="bold" style:font-size-asian="54pt" style:font-size-complex="54pt"/>
    </style:style>
    <style:style style:name="T1" style:family="text">
      <style:text-properties style:font-name="Arial Black" fo:font-size="54pt" fo:font-weight="bold" style:font-size-asian="54pt" style:font-size-complex="54pt"/>
    </style:style>
    <style:style style:name="T2" style:family="text">
      <style:text-properties style:font-name="Arial Black1" fo:font-size="54pt" fo:font-style="normal" fo:font-weight="bold" style:font-size-asian="54pt" style:font-size-complex="54pt"/>
    </style:style>
    <style:style style:name="T3" style:family="text">
      <style:text-properties style:font-name="Arial Black1" fo:font-size="54pt"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1. W kruszynie chleba</text:span></text:p>
            <text:p text:style-name="P1"><text:span text:style-name="T1">Panie jesteś,</text:span></text:p>
            <text:p text:style-name="P1"><text:span text:style-name="T1">ukryty Wielki Ty Pan,</text:span></text:p>
            <text:p text:style-name="P1"><text:span text:style-name="T1">przychodzisz do nas</text:span></text:p>
            <text:p text:style-name="P1"><text:span text:style-name="T1">już przez wieki,</text:span></text:p>
            <text:p text:style-name="P1"><text:span text:style-name="T1">by ofiarować Siebie nam.</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2">2. W tych kroplach wina</text:span></text:p>
            <text:p text:style-name="P4"><text:span text:style-name="T2">Twoja krew</text:span></text:p>
            <text:p text:style-name="P4"><text:span text:style-name="T2">przelana za nas,</text:span></text:p>
            <text:p text:style-name="P4"><text:span text:style-name="T2">Panie mój</text:span></text:p>
            <text:p text:style-name="P4"><text:span text:style-name="T2">tak wiele jej na krzyżu było,</text:span></text:p>
            <text:p text:style-name="P4"><text:span text:style-name="T2">aby odkupić nas od zła</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4"><text:span text:style-name="T3">3. Ty Panie</text:span></text:p>
            <text:p text:style-name="P4"><text:span text:style-name="T3">Miłością jesteś</text:span></text:p>
            <text:p text:style-name="P4"><text:span text:style-name="T3">Ty Panie kochasz nas.</text:span></text:p>
            <text:p text:style-name="P4"><text:span text:style-name="T3">I proszę Ciebie</text:span></text:p>
            <text:p text:style-name="P4"><text:span text:style-name="T3">by tak było wciąż</text:span></text:p>
            <text:p text:style-name="P4"><text:span text:style-name="T3">przez wiele lat.</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17T16:11:50</meta:creation-date>
    <dc:date>2014-10-04T12:27:15.326000000</dc:date>
    <dc:language>en-US</dc:language>
    <meta:editing-cycles>10</meta:editing-cycles>
    <meta:editing-duration>PT22M9S</meta:editing-duration>
    <meta:document-statistic meta:object-count="24"/>
    <meta:user-defined meta:name="Info 1"/>
    <meta:user-defined meta:name="Info 2"/>
    <meta:user-defined meta:name="Info 3"/>
    <meta:user-defined meta:name="Info 4"/>
  </office:meta>
</office:document-meta>
</file>